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day_of_week</text:p>
          </table:table-cell>
          <table:table-cell office:value-type="string">
            <text:p>calendar_date</text:p>
          </table:table-cell>
          <table:table-cell table:style-name="Default" office:value-type="string">
            <text:p>calendar_date</text:p>
          </table:table-cell>
          <table:table-cell office:value-type="string">
            <text:p>total_calls</text:p>
          </table:table-cell>
          <table:table-cell table:number-columns-repeated="2"/>
        </table:table-row>
        <table:table-row table:style-name="ro1">
          <table:table-cell office:value-type="string">
            <text:p>Friday</text:p>
          </table:table-cell>
          <table:table-cell office:value-type="string">
            <text:p>1999-01-01</text:p>
          </table:table-cell>
          <table:table-cell table:formula="of:=CONCATENATE(TEXT([.B2];&quot;yyyy-MM-dd&quot;);&quot; &quot;;LEFT([.A2];3))" office:value-type="string" office:string-value="1999-01-01 Fri">
            <text:p>1999-01-01 Fri</text:p>
          </table:table-cell>
          <table:table-cell office:value-type="float" office:value="600">
            <text:p>600</text:p>
          </table:table-cell>
          <table:table-cell table:formula="of:=([.D2]-[.D$33])/[.$D$33]" office:value-type="float" office:value="-0.411373777651192">
            <text:p>-0.4113737777</text:p>
          </table:table-cell>
          <table:table-cell/>
        </table:table-row>
        <table:table-row table:style-name="ro1">
          <table:table-cell office:value-type="string">
            <text:p>Saturday</text:p>
          </table:table-cell>
          <table:table-cell office:value-type="string">
            <text:p>1999-01-02</text:p>
          </table:table-cell>
          <table:table-cell table:formula="of:=CONCATENATE(TEXT([.B3];&quot;yyyy-MM-dd&quot;);&quot; &quot;;LEFT([.A3];3))" office:value-type="string" office:string-value="1999-01-02 Sat">
            <text:p>1999-01-02 Sat</text:p>
          </table:table-cell>
          <table:table-cell office:value-type="float" office:value="253">
            <text:p>253</text:p>
          </table:table-cell>
          <table:table-cell table:formula="of:=([.D3]-[.D$33])/[.$D$33]" office:value-type="float" office:value="-0.751795942909586">
            <text:p>-0.7517959429</text:p>
          </table:table-cell>
          <table:table-cell/>
        </table:table-row>
        <table:table-row table:style-name="ro1">
          <table:table-cell office:value-type="string">
            <text:p>Sunday</text:p>
          </table:table-cell>
          <table:table-cell office:value-type="string">
            <text:p>1999-01-03</text:p>
          </table:table-cell>
          <table:table-cell table:formula="of:=CONCATENATE(TEXT([.B4];&quot;yyyy-MM-dd&quot;);&quot; &quot;;LEFT([.A4];3))" office:value-type="string" office:string-value="1999-01-03 Sun">
            <text:p>1999-01-03 Sun</text:p>
          </table:table-cell>
          <table:table-cell office:value-type="float" office:value="2111">
            <text:p>2111</text:p>
          </table:table-cell>
          <table:table-cell table:formula="of:=([.D4]-[.D$33])/[.$D$33]" office:value-type="float" office:value="1.07098325896389">
            <text:p>1.070983259</text:p>
          </table:table-cell>
          <table:table-cell/>
        </table:table-row>
        <table:table-row table:style-name="ro1">
          <table:table-cell office:value-type="string">
            <text:p>Monday</text:p>
          </table:table-cell>
          <table:table-cell office:value-type="string">
            <text:p>1999-01-04</text:p>
          </table:table-cell>
          <table:table-cell table:formula="of:=CONCATENATE(TEXT([.B5];&quot;yyyy-MM-dd&quot;);&quot; &quot;;LEFT([.A5];3))" office:value-type="string" office:string-value="1999-01-04 Mon">
            <text:p>1999-01-04 Mon</text:p>
          </table:table-cell>
          <table:table-cell office:value-type="float" office:value="1834">
            <text:p>1834</text:p>
          </table:table-cell>
          <table:table-cell table:formula="of:=([.D5]-[.D$33])/[.$D$33]" office:value-type="float" office:value="0.799234152979525">
            <text:p>0.799234153</text:p>
          </table:table-cell>
          <table:table-cell>
            <draw:frame table:end-cell-address="Sheet1.O38" table:end-x="0.3252in" table:end-y="0.0634in" draw:z-index="0" draw:style-name="gr1" draw:text-style-name="P1" svg:width="8.0012in" svg:height="5.8783in" svg:x="0.3252in" svg:y="0.0528in">
              <draw:object draw:notify-on-update-of-ranges="Sheet1.B1:Sheet1.B1 Sheet1.C2:Sheet1.C32 Sheet1.D1:Sheet1.D1 Sheet1.D2:Sheet1.D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uesday</text:p>
          </table:table-cell>
          <table:table-cell office:value-type="string">
            <text:p>1999-01-05</text:p>
          </table:table-cell>
          <table:table-cell table:formula="of:=CONCATENATE(TEXT([.B6];&quot;yyyy-MM-dd&quot;);&quot; &quot;;LEFT([.A6];3))" office:value-type="string" office:string-value="1999-01-05 Tue">
            <text:p>1999-01-05 Tue</text:p>
          </table:table-cell>
          <table:table-cell office:value-type="float" office:value="1629">
            <text:p>1629</text:p>
          </table:table-cell>
          <table:table-cell table:formula="of:=([.D6]-[.D$33])/[.$D$33]" office:value-type="float" office:value="0.598120193677015">
            <text:p>0.5981201937</text:p>
          </table:table-cell>
          <table:table-cell/>
        </table:table-row>
        <table:table-row table:style-name="ro1">
          <table:table-cell office:value-type="string">
            <text:p>Wednesday</text:p>
          </table:table-cell>
          <table:table-cell office:value-type="string">
            <text:p>1999-01-06</text:p>
          </table:table-cell>
          <table:table-cell table:formula="of:=CONCATENATE(TEXT([.B7];&quot;yyyy-MM-dd&quot;);&quot; &quot;;LEFT([.A7];3))" office:value-type="string" office:string-value="1999-01-06 Wed">
            <text:p>1999-01-06 Wed</text:p>
          </table:table-cell>
          <table:table-cell office:value-type="float" office:value="1405">
            <text:p>1405</text:p>
          </table:table-cell>
          <table:table-cell table:formula="of:=([.D7]-[.D$33])/[.$D$33]" office:value-type="float" office:value="0.378366404000126">
            <text:p>0.378366404</text:p>
          </table:table-cell>
          <table:table-cell/>
        </table:table-row>
        <table:table-row table:style-name="ro1">
          <table:table-cell office:value-type="string">
            <text:p>Thursday</text:p>
          </table:table-cell>
          <table:table-cell office:value-type="string">
            <text:p>1999-01-07</text:p>
          </table:table-cell>
          <table:table-cell table:formula="of:=CONCATENATE(TEXT([.B8];&quot;yyyy-MM-dd&quot;);&quot; &quot;;LEFT([.A8];3))" office:value-type="string" office:string-value="1999-01-07 Thu">
            <text:p>1999-01-07 Thu</text:p>
          </table:table-cell>
          <table:table-cell office:value-type="float" office:value="1655">
            <text:p>1655</text:p>
          </table:table-cell>
          <table:table-cell table:formula="of:=([.D8]-[.D$33])/[.$D$33]" office:value-type="float" office:value="0.623627329978797">
            <text:p>0.62362733</text:p>
          </table:table-cell>
          <table:table-cell/>
        </table:table-row>
        <table:table-row table:style-name="ro1">
          <table:table-cell office:value-type="string">
            <text:p>Friday</text:p>
          </table:table-cell>
          <table:table-cell office:value-type="string">
            <text:p>1999-01-08</text:p>
          </table:table-cell>
          <table:table-cell table:formula="of:=CONCATENATE(TEXT([.B9];&quot;yyyy-MM-dd&quot;);&quot; &quot;;LEFT([.A9];3))" office:value-type="string" office:string-value="1999-01-08 Fri">
            <text:p>1999-01-08 Fri</text:p>
          </table:table-cell>
          <table:table-cell office:value-type="float" office:value="439">
            <text:p>439</text:p>
          </table:table-cell>
          <table:table-cell table:formula="of:=([.D9]-[.D$33])/[.$D$33]" office:value-type="float" office:value="-0.569321813981455">
            <text:p>-0.569321814</text:p>
          </table:table-cell>
          <table:table-cell/>
        </table:table-row>
        <table:table-row table:style-name="ro1">
          <table:table-cell office:value-type="string">
            <text:p>Saturday</text:p>
          </table:table-cell>
          <table:table-cell office:value-type="string">
            <text:p>1999-01-09</text:p>
          </table:table-cell>
          <table:table-cell table:formula="of:=CONCATENATE(TEXT([.B10];&quot;yyyy-MM-dd&quot;);&quot; &quot;;LEFT([.A10];3))" office:value-type="string" office:string-value="1999-01-09 Sat">
            <text:p>1999-01-09 Sat</text:p>
          </table:table-cell>
          <table:table-cell office:value-type="float" office:value="201">
            <text:p>201</text:p>
          </table:table-cell>
          <table:table-cell table:formula="of:=([.D10]-[.D$33])/[.$D$33]" office:value-type="float" office:value="-0.802810215513149">
            <text:p>-0.8028102155</text:p>
          </table:table-cell>
          <table:table-cell/>
        </table:table-row>
        <table:table-row table:style-name="ro1">
          <table:table-cell office:value-type="string">
            <text:p>Sunday</text:p>
          </table:table-cell>
          <table:table-cell office:value-type="string">
            <text:p>1999-01-10</text:p>
          </table:table-cell>
          <table:table-cell table:formula="of:=CONCATENATE(TEXT([.B11];&quot;yyyy-MM-dd&quot;);&quot; &quot;;LEFT([.A11];3))" office:value-type="string" office:string-value="1999-01-10 Sun">
            <text:p>1999-01-10 Sun</text:p>
          </table:table-cell>
          <table:table-cell office:value-type="float" office:value="1987">
            <text:p>1987</text:p>
          </table:table-cell>
          <table:table-cell table:formula="of:=([.D11]-[.D$33])/[.$D$33]" office:value-type="float" office:value="0.949333839678471">
            <text:p>0.9493338397</text:p>
          </table:table-cell>
          <table:table-cell/>
        </table:table-row>
        <table:table-row table:style-name="ro1">
          <table:table-cell office:value-type="string">
            <text:p>Monday</text:p>
          </table:table-cell>
          <table:table-cell office:value-type="string">
            <text:p>1999-01-11</text:p>
          </table:table-cell>
          <table:table-cell table:formula="of:=CONCATENATE(TEXT([.B12];&quot;yyyy-MM-dd&quot;);&quot; &quot;;LEFT([.A12];3))" office:value-type="string" office:string-value="1999-01-11 Mon">
            <text:p>1999-01-11 Mon</text:p>
          </table:table-cell>
          <table:table-cell office:value-type="float" office:value="0">
            <text:p>0</text:p>
          </table:table-cell>
          <table:table-cell table:formula="of:=([.D12]-[.D$33])/[.$D$33]"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Tuesday</text:p>
          </table:table-cell>
          <table:table-cell office:value-type="string">
            <text:p>1999-01-12</text:p>
          </table:table-cell>
          <table:table-cell table:formula="of:=CONCATENATE(TEXT([.B13];&quot;yyyy-MM-dd&quot;);&quot; &quot;;LEFT([.A13];3))" office:value-type="string" office:string-value="1999-01-12 Tue">
            <text:p>1999-01-12 Tue</text:p>
          </table:table-cell>
          <table:table-cell office:value-type="float" office:value="0">
            <text:p>0</text:p>
          </table:table-cell>
          <table:table-cell table:formula="of:=([.D13]-[.D$33])/[.$D$33]"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Wednesday</text:p>
          </table:table-cell>
          <table:table-cell office:value-type="string">
            <text:p>1999-01-13</text:p>
          </table:table-cell>
          <table:table-cell table:formula="of:=CONCATENATE(TEXT([.B14];&quot;yyyy-MM-dd&quot;);&quot; &quot;;LEFT([.A14];3))" office:value-type="string" office:string-value="1999-01-13 Wed">
            <text:p>1999-01-13 Wed</text:p>
          </table:table-cell>
          <table:table-cell office:value-type="float" office:value="1757">
            <text:p>1757</text:p>
          </table:table-cell>
          <table:table-cell table:formula="of:=([.D14]-[.D$33])/[.$D$33]" office:value-type="float" office:value="0.723693787778094">
            <text:p>0.7236937878</text:p>
          </table:table-cell>
          <table:table-cell/>
        </table:table-row>
        <table:table-row table:style-name="ro1">
          <table:table-cell office:value-type="string">
            <text:p>Thursday</text:p>
          </table:table-cell>
          <table:table-cell office:value-type="string">
            <text:p>1999-01-14</text:p>
          </table:table-cell>
          <table:table-cell table:formula="of:=CONCATENATE(TEXT([.B15];&quot;yyyy-MM-dd&quot;);&quot; &quot;;LEFT([.A15];3))" office:value-type="string" office:string-value="1999-01-14 Thu">
            <text:p>1999-01-14 Thu</text:p>
          </table:table-cell>
          <table:table-cell office:value-type="float" office:value="1657">
            <text:p>1657</text:p>
          </table:table-cell>
          <table:table-cell table:formula="of:=([.D15]-[.D$33])/[.$D$33]" office:value-type="float" office:value="0.625589417386626">
            <text:p>0.6255894174</text:p>
          </table:table-cell>
          <table:table-cell/>
        </table:table-row>
        <table:table-row table:style-name="ro1">
          <table:table-cell office:value-type="string">
            <text:p>Friday</text:p>
          </table:table-cell>
          <table:table-cell office:value-type="string">
            <text:p>1999-01-15</text:p>
          </table:table-cell>
          <table:table-cell table:formula="of:=CONCATENATE(TEXT([.B16];&quot;yyyy-MM-dd&quot;);&quot; &quot;;LEFT([.A16];3))" office:value-type="string" office:string-value="1999-01-15 Fri">
            <text:p>1999-01-15 Fri</text:p>
          </table:table-cell>
          <table:table-cell office:value-type="float" office:value="500">
            <text:p>500</text:p>
          </table:table-cell>
          <table:table-cell table:formula="of:=([.D16]-[.D$33])/[.$D$33]" office:value-type="float" office:value="-0.50947814804266">
            <text:p>-0.509478148</text:p>
          </table:table-cell>
          <table:table-cell/>
        </table:table-row>
        <table:table-row table:style-name="ro1">
          <table:table-cell office:value-type="string">
            <text:p>Saturday</text:p>
          </table:table-cell>
          <table:table-cell office:value-type="string">
            <text:p>1999-01-16</text:p>
          </table:table-cell>
          <table:table-cell table:formula="of:=CONCATENATE(TEXT([.B17];&quot;yyyy-MM-dd&quot;);&quot; &quot;;LEFT([.A17];3))" office:value-type="string" office:string-value="1999-01-16 Sat">
            <text:p>1999-01-16 Sat</text:p>
          </table:table-cell>
          <table:table-cell office:value-type="float" office:value="207">
            <text:p>207</text:p>
          </table:table-cell>
          <table:table-cell table:formula="of:=([.D17]-[.D$33])/[.$D$33]" office:value-type="float" office:value="-0.796923953289661">
            <text:p>-0.7969239533</text:p>
          </table:table-cell>
          <table:table-cell/>
        </table:table-row>
        <table:table-row table:style-name="ro1">
          <table:table-cell office:value-type="string">
            <text:p>Sunday</text:p>
          </table:table-cell>
          <table:table-cell office:value-type="string">
            <text:p>1999-01-17</text:p>
          </table:table-cell>
          <table:table-cell table:formula="of:=CONCATENATE(TEXT([.B18];&quot;yyyy-MM-dd&quot;);&quot; &quot;;LEFT([.A18];3))" office:value-type="string" office:string-value="1999-01-17 Sun">
            <text:p>1999-01-17 Sun</text:p>
          </table:table-cell>
          <table:table-cell office:value-type="float" office:value="1602">
            <text:p>1602</text:p>
          </table:table-cell>
          <table:table-cell table:formula="of:=([.D18]-[.D$33])/[.$D$33]" office:value-type="float" office:value="0.571632013671319">
            <text:p>0.5716320137</text:p>
          </table:table-cell>
          <table:table-cell/>
        </table:table-row>
        <table:table-row table:style-name="ro1">
          <table:table-cell office:value-type="string">
            <text:p>Monday</text:p>
          </table:table-cell>
          <table:table-cell office:value-type="string">
            <text:p>1999-01-18</text:p>
          </table:table-cell>
          <table:table-cell table:formula="of:=CONCATENATE(TEXT([.B19];&quot;yyyy-MM-dd&quot;);&quot; &quot;;LEFT([.A19];3))" office:value-type="string" office:string-value="1999-01-18 Mon">
            <text:p>1999-01-18 Mon</text:p>
          </table:table-cell>
          <table:table-cell office:value-type="float" office:value="1567">
            <text:p>1567</text:p>
          </table:table-cell>
          <table:table-cell table:formula="of:=([.D19]-[.D$33])/[.$D$33]" office:value-type="float" office:value="0.537295484034305">
            <text:p>0.537295484</text:p>
          </table:table-cell>
          <table:table-cell/>
        </table:table-row>
        <table:table-row table:style-name="ro1">
          <table:table-cell office:value-type="string">
            <text:p>Tuesday</text:p>
          </table:table-cell>
          <table:table-cell office:value-type="string">
            <text:p>1999-01-19</text:p>
          </table:table-cell>
          <table:table-cell table:formula="of:=CONCATENATE(TEXT([.B20];&quot;yyyy-MM-dd&quot;);&quot; &quot;;LEFT([.A20];3))" office:value-type="string" office:string-value="1999-01-19 Tue">
            <text:p>1999-01-19 Tue</text:p>
          </table:table-cell>
          <table:table-cell office:value-type="float" office:value="1456">
            <text:p>1456</text:p>
          </table:table-cell>
          <table:table-cell table:formula="of:=([.D20]-[.D$33])/[.$D$33]" office:value-type="float" office:value="0.428399632899775">
            <text:p>0.4283996329</text:p>
          </table:table-cell>
          <table:table-cell/>
        </table:table-row>
        <table:table-row table:style-name="ro1">
          <table:table-cell office:value-type="string">
            <text:p>Wednesday</text:p>
          </table:table-cell>
          <table:table-cell office:value-type="string">
            <text:p>1999-01-20</text:p>
          </table:table-cell>
          <table:table-cell table:formula="of:=CONCATENATE(TEXT([.B21];&quot;yyyy-MM-dd&quot;);&quot; &quot;;LEFT([.A21];3))" office:value-type="string" office:string-value="1999-01-20 Wed">
            <text:p>1999-01-20 Wed</text:p>
          </table:table-cell>
          <table:table-cell office:value-type="float" office:value="1310">
            <text:p>1310</text:p>
          </table:table-cell>
          <table:table-cell table:formula="of:=([.D21]-[.D$33])/[.$D$33]" office:value-type="float" office:value="0.285167252128232">
            <text:p>0.2851672521</text:p>
          </table:table-cell>
          <table:table-cell/>
        </table:table-row>
        <table:table-row table:style-name="ro1">
          <table:table-cell office:value-type="string">
            <text:p>Thursday</text:p>
          </table:table-cell>
          <table:table-cell office:value-type="string">
            <text:p>1999-01-21</text:p>
          </table:table-cell>
          <table:table-cell table:formula="of:=CONCATENATE(TEXT([.B22];&quot;yyyy-MM-dd&quot;);&quot; &quot;;LEFT([.A22];3))" office:value-type="string" office:string-value="1999-01-21 Thu">
            <text:p>1999-01-21 Thu</text:p>
          </table:table-cell>
          <table:table-cell office:value-type="float" office:value="1426">
            <text:p>1426</text:p>
          </table:table-cell>
          <table:table-cell table:formula="of:=([.D22]-[.D$33])/[.$D$33]" office:value-type="float" office:value="0.398968321782335">
            <text:p>0.3989683218</text:p>
          </table:table-cell>
          <table:table-cell/>
        </table:table-row>
        <table:table-row table:style-name="ro1">
          <table:table-cell office:value-type="string">
            <text:p>Friday</text:p>
          </table:table-cell>
          <table:table-cell office:value-type="string">
            <text:p>1999-01-22</text:p>
          </table:table-cell>
          <table:table-cell table:formula="of:=CONCATENATE(TEXT([.B23];&quot;yyyy-MM-dd&quot;);&quot; &quot;;LEFT([.A23];3))" office:value-type="string" office:string-value="1999-01-22 Fri">
            <text:p>1999-01-22 Fri</text:p>
          </table:table-cell>
          <table:table-cell office:value-type="float" office:value="381">
            <text:p>381</text:p>
          </table:table-cell>
          <table:table-cell table:formula="of:=([.D23]-[.D$33])/[.$D$33]" office:value-type="float" office:value="-0.626222348808507">
            <text:p>-0.6262223488</text:p>
          </table:table-cell>
          <table:table-cell/>
        </table:table-row>
        <table:table-row table:style-name="ro1">
          <table:table-cell office:value-type="string">
            <text:p>Saturday</text:p>
          </table:table-cell>
          <table:table-cell office:value-type="string">
            <text:p>1999-01-23</text:p>
          </table:table-cell>
          <table:table-cell table:formula="of:=CONCATENATE(TEXT([.B24];&quot;yyyy-MM-dd&quot;);&quot; &quot;;LEFT([.A24];3))" office:value-type="string" office:string-value="1999-01-23 Sat">
            <text:p>1999-01-23 Sat</text:p>
          </table:table-cell>
          <table:table-cell office:value-type="float" office:value="194">
            <text:p>194</text:p>
          </table:table-cell>
          <table:table-cell table:formula="of:=([.D24]-[.D$33])/[.$D$33]" office:value-type="float" office:value="-0.809677521440552">
            <text:p>-0.8096775214</text:p>
          </table:table-cell>
          <table:table-cell/>
        </table:table-row>
        <table:table-row table:style-name="ro1">
          <table:table-cell office:value-type="string">
            <text:p>Sunday</text:p>
          </table:table-cell>
          <table:table-cell office:value-type="string">
            <text:p>1999-01-24</text:p>
          </table:table-cell>
          <table:table-cell table:formula="of:=CONCATENATE(TEXT([.B25];&quot;yyyy-MM-dd&quot;);&quot; &quot;;LEFT([.A25];3))" office:value-type="string" office:string-value="1999-01-24 Sun">
            <text:p>1999-01-24 Sun</text:p>
          </table:table-cell>
          <table:table-cell office:value-type="float" office:value="1174">
            <text:p>1174</text:p>
          </table:table-cell>
          <table:table-cell table:formula="of:=([.D25]-[.D$33])/[.$D$33]" office:value-type="float" office:value="0.151745308395835">
            <text:p>0.1517453084</text:p>
          </table:table-cell>
          <table:table-cell/>
        </table:table-row>
        <table:table-row table:style-name="ro1">
          <table:table-cell office:value-type="string">
            <text:p>Monday</text:p>
          </table:table-cell>
          <table:table-cell office:value-type="string">
            <text:p>1999-01-25</text:p>
          </table:table-cell>
          <table:table-cell table:formula="of:=CONCATENATE(TEXT([.B26];&quot;yyyy-MM-dd&quot;);&quot; &quot;;LEFT([.A26];3))" office:value-type="string" office:string-value="1999-01-25 Mon">
            <text:p>1999-01-25 Mon</text:p>
          </table:table-cell>
          <table:table-cell office:value-type="float" office:value="1099">
            <text:p>1099</text:p>
          </table:table-cell>
          <table:table-cell table:formula="of:=([.D26]-[.D$33])/[.$D$33]" office:value-type="float" office:value="0.0781670306022342">
            <text:p>0.0781670306</text:p>
          </table:table-cell>
          <table:table-cell/>
        </table:table-row>
        <table:table-row table:style-name="ro1">
          <table:table-cell office:value-type="string">
            <text:p>Tuesday</text:p>
          </table:table-cell>
          <table:table-cell office:value-type="string">
            <text:p>1999-01-26</text:p>
          </table:table-cell>
          <table:table-cell table:formula="of:=CONCATENATE(TEXT([.B27];&quot;yyyy-MM-dd&quot;);&quot; &quot;;LEFT([.A27];3))" office:value-type="string" office:string-value="1999-01-26 Tue">
            <text:p>1999-01-26 Tue</text:p>
          </table:table-cell>
          <table:table-cell office:value-type="float" office:value="1185">
            <text:p>1185</text:p>
          </table:table-cell>
          <table:table-cell table:formula="of:=([.D27]-[.D$33])/[.$D$33]" office:value-type="float" office:value="0.162536789138897">
            <text:p>0.1625367891</text:p>
          </table:table-cell>
          <table:table-cell/>
        </table:table-row>
        <table:table-row table:style-name="ro1">
          <table:table-cell office:value-type="string">
            <text:p>Wednesday</text:p>
          </table:table-cell>
          <table:table-cell office:value-type="string">
            <text:p>1999-01-27</text:p>
          </table:table-cell>
          <table:table-cell table:formula="of:=CONCATENATE(TEXT([.B28];&quot;yyyy-MM-dd&quot;);&quot; &quot;;LEFT([.A28];3))" office:value-type="string" office:string-value="1999-01-27 Wed">
            <text:p>1999-01-27 Wed</text:p>
          </table:table-cell>
          <table:table-cell office:value-type="float" office:value="1009">
            <text:p>1009</text:p>
          </table:table-cell>
          <table:table-cell table:formula="of:=([.D28]-[.D$33])/[.$D$33]" office:value-type="float" office:value="-0.0101269027500871">
            <text:p>-0.0101269028</text:p>
          </table:table-cell>
          <table:table-cell/>
        </table:table-row>
        <table:table-row table:style-name="ro1">
          <table:table-cell office:value-type="string">
            <text:p>Thursday</text:p>
          </table:table-cell>
          <table:table-cell office:value-type="string">
            <text:p>1999-01-28</text:p>
          </table:table-cell>
          <table:table-cell table:formula="of:=CONCATENATE(TEXT([.B29];&quot;yyyy-MM-dd&quot;);&quot; &quot;;LEFT([.A29];3))" office:value-type="string" office:string-value="1999-01-28 Thu">
            <text:p>1999-01-28 Thu</text:p>
          </table:table-cell>
          <table:table-cell office:value-type="float" office:value="1191">
            <text:p>1191</text:p>
          </table:table-cell>
          <table:table-cell table:formula="of:=([.D29]-[.D$33])/[.$D$33]" office:value-type="float" office:value="0.168423051362385">
            <text:p>0.1684230514</text:p>
          </table:table-cell>
          <table:table-cell/>
        </table:table-row>
        <table:table-row table:style-name="ro1">
          <table:table-cell office:value-type="string">
            <text:p>Friday</text:p>
          </table:table-cell>
          <table:table-cell office:value-type="string">
            <text:p>1999-01-29</text:p>
          </table:table-cell>
          <table:table-cell table:formula="of:=CONCATENATE(TEXT([.B30];&quot;yyyy-MM-dd&quot;);&quot; &quot;;LEFT([.A30];3))" office:value-type="string" office:string-value="1999-01-29 Fri">
            <text:p>1999-01-29 Fri</text:p>
          </table:table-cell>
          <table:table-cell office:value-type="float" office:value="375">
            <text:p>375</text:p>
          </table:table-cell>
          <table:table-cell table:formula="of:=([.D30]-[.D$33])/[.$D$33]" office:value-type="float" office:value="-0.632108611031995">
            <text:p>-0.632108611</text:p>
          </table:table-cell>
          <table:table-cell/>
        </table:table-row>
        <table:table-row table:style-name="ro1">
          <table:table-cell office:value-type="string">
            <text:p>Saturday</text:p>
          </table:table-cell>
          <table:table-cell office:value-type="string">
            <text:p>1999-01-30</text:p>
          </table:table-cell>
          <table:table-cell table:formula="of:=CONCATENATE(TEXT([.B31];&quot;yyyy-MM-dd&quot;);&quot; &quot;;LEFT([.A31];3))" office:value-type="string" office:string-value="1999-01-30 Sat">
            <text:p>1999-01-30 Sat</text:p>
          </table:table-cell>
          <table:table-cell office:value-type="float" office:value="159">
            <text:p>159</text:p>
          </table:table-cell>
          <table:table-cell table:formula="of:=([.D31]-[.D$33])/[.$D$33]" office:value-type="float" office:value="-0.844014051077566">
            <text:p>-0.8440140511</text:p>
          </table:table-cell>
          <table:table-cell/>
        </table:table-row>
        <table:table-row table:style-name="ro1">
          <table:table-cell office:value-type="string">
            <text:p>Sunday</text:p>
          </table:table-cell>
          <table:table-cell office:value-type="string">
            <text:p>1999-01-31</text:p>
          </table:table-cell>
          <table:table-cell table:formula="of:=CONCATENATE(TEXT([.B32];&quot;yyyy-MM-dd&quot;);&quot; &quot;;LEFT([.A32];3))" office:value-type="string" office:string-value="1999-01-31 Sun">
            <text:p>1999-01-31 Sun</text:p>
          </table:table-cell>
          <table:table-cell office:value-type="float" office:value="1236">
            <text:p>1236</text:p>
          </table:table-cell>
          <table:table-cell table:formula="of:=([.D32]-[.D$33])/[.$D$33]" office:value-type="float" office:value="0.212570018038545">
            <text:p>0.21257001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formula="of:=AVERAGE([.D2:.D32])" office:value-type="float" office:value="1019.32258064516">
            <text:p>1019.3225806452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calendar_date</text:p>
          </table:table-cell>
          <table:table-cell office:value-type="string">
            <text:p>day_of_week</text:p>
          </table:table-cell>
          <table:table-cell table:style-name="Default" office:value-type="string">
            <text:p>calendar_date</text:p>
          </table:table-cell>
          <table:table-cell office:value-type="string">
            <text:p>total_calls</text:p>
          </table:table-cell>
          <table:table-cell/>
          <table:table-cell>
            <draw:frame table:end-cell-address="Sheet1.O70" table:end-x="0.1531in" table:end-y="0.1248in" draw:z-index="1" draw:style-name="gr1" draw:text-style-name="P1" svg:width="7.7598in" svg:height="5.5224in" svg:x="0.3945in" svg:y="0.1571in">
              <draw:object draw:notify-on-update-of-ranges="Sheet1.C40:Sheet1.C40 Sheet1.C41:Sheet1.C71 Sheet1.D40:Sheet1.D40 Sheet1.D41:Sheet1.D7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1999-12-01</text:p>
          </table:table-cell>
          <table:table-cell office:value-type="string">
            <text:p>Wednesday</text:p>
          </table:table-cell>
          <table:table-cell table:style-name="ce2" table:formula="of:=CONCATENATE(TEXT([.A41];&quot;yyyy-MM-dd&quot;); &quot;   &quot;; LEFT([.B41];3))" office:value-type="string" office:string-value="1999-12-01   Wed">
            <text:p>1999-12-01 <text:s text:c="2"/>Wed</text:p>
          </table:table-cell>
          <table:table-cell office:value-type="float" office:value="1944">
            <text:p>1944</text:p>
          </table:table-cell>
          <table:table-cell table:number-columns-repeated="2"/>
        </table:table-row>
        <table:table-row table:style-name="ro2">
          <table:table-cell office:value-type="string">
            <text:p>1999-12-02</text:p>
          </table:table-cell>
          <table:table-cell office:value-type="string">
            <text:p>Thursday</text:p>
          </table:table-cell>
          <table:table-cell table:style-name="ce2" table:formula="of:=CONCATENATE(TEXT([.A42];&quot;yyyy-MM-dd&quot;); &quot;   &quot;; LEFT([.B42];3))" office:value-type="string" office:string-value="1999-12-02   Thu">
            <text:p>1999-12-02 <text:s text:c="2"/>Thu</text:p>
          </table:table-cell>
          <table:table-cell office:value-type="float" office:value="1841">
            <text:p>1841</text:p>
          </table:table-cell>
          <table:table-cell table:number-columns-repeated="2"/>
        </table:table-row>
        <table:table-row table:style-name="ro2">
          <table:table-cell office:value-type="string">
            <text:p>1999-12-03</text:p>
          </table:table-cell>
          <table:table-cell office:value-type="string">
            <text:p>Friday</text:p>
          </table:table-cell>
          <table:table-cell table:style-name="ce2" table:formula="of:=CONCATENATE(TEXT([.A43];&quot;yyyy-MM-dd&quot;); &quot;   &quot;; LEFT([.B43];3))" office:value-type="string" office:string-value="1999-12-03   Fri">
            <text:p>1999-12-03 <text:s text:c="2"/>Fri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2">
          <table:table-cell office:value-type="string">
            <text:p>1999-12-04</text:p>
          </table:table-cell>
          <table:table-cell office:value-type="string">
            <text:p>Saturday</text:p>
          </table:table-cell>
          <table:table-cell table:style-name="ce2" table:formula="of:=CONCATENATE(TEXT([.A44];&quot;yyyy-MM-dd&quot;); &quot;   &quot;; LEFT([.B44];3))" office:value-type="string" office:string-value="1999-12-04   Sat">
            <text:p>1999-12-04 <text:s text:c="2"/>Sat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1999-12-05</text:p>
          </table:table-cell>
          <table:table-cell office:value-type="string">
            <text:p>Sunday</text:p>
          </table:table-cell>
          <table:table-cell table:style-name="ce2" table:formula="of:=CONCATENATE(TEXT([.A45];&quot;yyyy-MM-dd&quot;); &quot;   &quot;; LEFT([.B45];3))" office:value-type="string" office:string-value="1999-12-05   Sun">
            <text:p>1999-12-05 <text:s text:c="2"/>Sun</text:p>
          </table:table-cell>
          <table:table-cell office:value-type="float" office:value="1542">
            <text:p>1542</text:p>
          </table:table-cell>
          <table:table-cell table:number-columns-repeated="2"/>
        </table:table-row>
        <table:table-row table:style-name="ro2">
          <table:table-cell office:value-type="string">
            <text:p>1999-12-06</text:p>
          </table:table-cell>
          <table:table-cell office:value-type="string">
            <text:p>Monday</text:p>
          </table:table-cell>
          <table:table-cell table:style-name="ce2" table:formula="of:=CONCATENATE(TEXT([.A46];&quot;yyyy-MM-dd&quot;); &quot;   &quot;; LEFT([.B46];3))" office:value-type="string" office:string-value="1999-12-06   Mon">
            <text:p>1999-12-06 <text:s text:c="2"/>Mon</text:p>
          </table:table-cell>
          <table:table-cell office:value-type="float" office:value="1585">
            <text:p>1585</text:p>
          </table:table-cell>
          <table:table-cell table:number-columns-repeated="2"/>
        </table:table-row>
        <table:table-row table:style-name="ro2">
          <table:table-cell office:value-type="string">
            <text:p>1999-12-07</text:p>
          </table:table-cell>
          <table:table-cell office:value-type="string">
            <text:p>Tuesday</text:p>
          </table:table-cell>
          <table:table-cell table:style-name="ce2" table:formula="of:=CONCATENATE(TEXT([.A47];&quot;yyyy-MM-dd&quot;); &quot;   &quot;; LEFT([.B47];3))" office:value-type="string" office:string-value="1999-12-07   Tue">
            <text:p>1999-12-07 <text:s text:c="2"/>Tue</text:p>
          </table:table-cell>
          <table:table-cell office:value-type="float" office:value="1599">
            <text:p>1599</text:p>
          </table:table-cell>
          <table:table-cell table:number-columns-repeated="2"/>
        </table:table-row>
        <table:table-row table:style-name="ro2">
          <table:table-cell office:value-type="string">
            <text:p>1999-12-08</text:p>
          </table:table-cell>
          <table:table-cell office:value-type="string">
            <text:p>Wednesday</text:p>
          </table:table-cell>
          <table:table-cell table:style-name="ce2" table:formula="of:=CONCATENATE(TEXT([.A48];&quot;yyyy-MM-dd&quot;); &quot;   &quot;; LEFT([.B48];3))" office:value-type="string" office:string-value="1999-12-08   Wed">
            <text:p>1999-12-08 <text:s text:c="2"/>Wed</text:p>
          </table:table-cell>
          <table:table-cell office:value-type="float" office:value="1485">
            <text:p>1485</text:p>
          </table:table-cell>
          <table:table-cell table:number-columns-repeated="2"/>
        </table:table-row>
        <table:table-row table:style-name="ro2">
          <table:table-cell office:value-type="string">
            <text:p>1999-12-09</text:p>
          </table:table-cell>
          <table:table-cell office:value-type="string">
            <text:p>Thursday</text:p>
          </table:table-cell>
          <table:table-cell table:style-name="ce2" table:formula="of:=CONCATENATE(TEXT([.A49];&quot;yyyy-MM-dd&quot;); &quot;   &quot;; LEFT([.B49];3))" office:value-type="string" office:string-value="1999-12-09   Thu">
            <text:p>1999-12-09 <text:s text:c="2"/>Thu</text:p>
          </table:table-cell>
          <table:table-cell office:value-type="float" office:value="1776">
            <text:p>1776</text:p>
          </table:table-cell>
          <table:table-cell table:number-columns-repeated="2"/>
        </table:table-row>
        <table:table-row table:style-name="ro2">
          <table:table-cell office:value-type="string">
            <text:p>1999-12-10</text:p>
          </table:table-cell>
          <table:table-cell office:value-type="string">
            <text:p>Friday</text:p>
          </table:table-cell>
          <table:table-cell table:style-name="ce2" table:formula="of:=CONCATENATE(TEXT([.A50];&quot;yyyy-MM-dd&quot;); &quot;   &quot;; LEFT([.B50];3))" office:value-type="string" office:string-value="1999-12-10   Fri">
            <text:p>1999-12-10 <text:s text:c="2"/>Fri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2">
          <table:table-cell office:value-type="string">
            <text:p>1999-12-11</text:p>
          </table:table-cell>
          <table:table-cell office:value-type="string">
            <text:p>Saturday</text:p>
          </table:table-cell>
          <table:table-cell table:style-name="ce2" table:formula="of:=CONCATENATE(TEXT([.A51];&quot;yyyy-MM-dd&quot;); &quot;   &quot;; LEFT([.B51];3))" office:value-type="string" office:string-value="1999-12-11   Sat">
            <text:p>1999-12-11 <text:s text:c="2"/>Sat</text:p>
          </table:table-cell>
          <table:table-cell office:value-type="float" office:value="322">
            <text:p>322</text:p>
          </table:table-cell>
          <table:table-cell table:number-columns-repeated="2"/>
        </table:table-row>
        <table:table-row table:style-name="ro2">
          <table:table-cell office:value-type="string">
            <text:p>1999-12-12</text:p>
          </table:table-cell>
          <table:table-cell office:value-type="string">
            <text:p>Sunday</text:p>
          </table:table-cell>
          <table:table-cell table:style-name="ce2" table:formula="of:=CONCATENATE(TEXT([.A52];&quot;yyyy-MM-dd&quot;); &quot;   &quot;; LEFT([.B52];3))" office:value-type="string" office:string-value="1999-12-12   Sun">
            <text:p>1999-12-12 <text:s text:c="2"/>Sun</text:p>
          </table:table-cell>
          <table:table-cell office:value-type="float" office:value="2203">
            <text:p>2203</text:p>
          </table:table-cell>
          <table:table-cell table:number-columns-repeated="2"/>
        </table:table-row>
        <table:table-row table:style-name="ro2">
          <table:table-cell office:value-type="string">
            <text:p>1999-12-13</text:p>
          </table:table-cell>
          <table:table-cell office:value-type="string">
            <text:p>Monday</text:p>
          </table:table-cell>
          <table:table-cell table:style-name="ce2" table:formula="of:=CONCATENATE(TEXT([.A53];&quot;yyyy-MM-dd&quot;); &quot;   &quot;; LEFT([.B53];3))" office:value-type="string" office:string-value="1999-12-13   Mon">
            <text:p>1999-12-13 <text:s text:c="2"/>Mon</text:p>
          </table:table-cell>
          <table:table-cell office:value-type="float" office:value="1874">
            <text:p>1874</text:p>
          </table:table-cell>
          <table:table-cell table:number-columns-repeated="2"/>
        </table:table-row>
        <table:table-row table:style-name="ro2">
          <table:table-cell office:value-type="string">
            <text:p>1999-12-14</text:p>
          </table:table-cell>
          <table:table-cell office:value-type="string">
            <text:p>Tuesday</text:p>
          </table:table-cell>
          <table:table-cell table:style-name="ce2" table:formula="of:=CONCATENATE(TEXT([.A54];&quot;yyyy-MM-dd&quot;); &quot;   &quot;; LEFT([.B54];3))" office:value-type="string" office:string-value="1999-12-14   Tue">
            <text:p>1999-12-14 <text:s text:c="2"/>Tue</text:p>
          </table:table-cell>
          <table:table-cell office:value-type="float" office:value="2038">
            <text:p>2038</text:p>
          </table:table-cell>
          <table:table-cell table:number-columns-repeated="2"/>
        </table:table-row>
        <table:table-row table:style-name="ro2">
          <table:table-cell office:value-type="string">
            <text:p>1999-12-15</text:p>
          </table:table-cell>
          <table:table-cell office:value-type="string">
            <text:p>Wednesday</text:p>
          </table:table-cell>
          <table:table-cell table:style-name="ce2" table:formula="of:=CONCATENATE(TEXT([.A55];&quot;yyyy-MM-dd&quot;); &quot;   &quot;; LEFT([.B55];3))" office:value-type="string" office:string-value="1999-12-15   Wed">
            <text:p>1999-12-15 <text:s text:c="2"/>Wed</text:p>
          </table:table-cell>
          <table:table-cell office:value-type="float" office:value="1890">
            <text:p>1890</text:p>
          </table:table-cell>
          <table:table-cell table:number-columns-repeated="2"/>
        </table:table-row>
        <table:table-row table:style-name="ro2">
          <table:table-cell office:value-type="string">
            <text:p>1999-12-16</text:p>
          </table:table-cell>
          <table:table-cell office:value-type="string">
            <text:p>Thursday</text:p>
          </table:table-cell>
          <table:table-cell table:style-name="ce2" table:formula="of:=CONCATENATE(TEXT([.A56];&quot;yyyy-MM-dd&quot;); &quot;   &quot;; LEFT([.B56];3))" office:value-type="string" office:string-value="1999-12-16   Thu">
            <text:p>1999-12-16 <text:s text:c="2"/>Thu</text:p>
          </table:table-cell>
          <table:table-cell office:value-type="float" office:value="1833">
            <text:p>1833</text:p>
          </table:table-cell>
          <table:table-cell table:number-columns-repeated="2"/>
        </table:table-row>
        <table:table-row table:style-name="ro2">
          <table:table-cell office:value-type="string">
            <text:p>1999-12-17</text:p>
          </table:table-cell>
          <table:table-cell office:value-type="string">
            <text:p>Friday</text:p>
          </table:table-cell>
          <table:table-cell table:style-name="ce2" table:formula="of:=CONCATENATE(TEXT([.A57];&quot;yyyy-MM-dd&quot;); &quot;   &quot;; LEFT([.B57];3))" office:value-type="string" office:string-value="1999-12-17   Fri">
            <text:p>1999-12-17 <text:s text:c="2"/>Fri</text:p>
          </table:table-cell>
          <table:table-cell office:value-type="float" office:value="495">
            <text:p>495</text:p>
          </table:table-cell>
          <table:table-cell table:number-columns-repeated="2"/>
        </table:table-row>
        <table:table-row table:style-name="ro2">
          <table:table-cell office:value-type="string">
            <text:p>1999-12-18</text:p>
          </table:table-cell>
          <table:table-cell office:value-type="string">
            <text:p>Saturday</text:p>
          </table:table-cell>
          <table:table-cell table:style-name="ce2" table:formula="of:=CONCATENATE(TEXT([.A58];&quot;yyyy-MM-dd&quot;); &quot;   &quot;; LEFT([.B58];3))" office:value-type="string" office:string-value="1999-12-18   Sat">
            <text:p>1999-12-18 <text:s text:c="2"/>Sat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2">
          <table:table-cell office:value-type="string">
            <text:p>1999-12-19</text:p>
          </table:table-cell>
          <table:table-cell office:value-type="string">
            <text:p>Sunday</text:p>
          </table:table-cell>
          <table:table-cell table:style-name="ce2" table:formula="of:=CONCATENATE(TEXT([.A59];&quot;yyyy-MM-dd&quot;); &quot;   &quot;; LEFT([.B59];3))" office:value-type="string" office:string-value="1999-12-19   Sun">
            <text:p>1999-12-19 <text:s text:c="2"/>Sun</text:p>
          </table:table-cell>
          <table:table-cell office:value-type="float" office:value="1601">
            <text:p>1601</text:p>
          </table:table-cell>
          <table:table-cell table:number-columns-repeated="2"/>
        </table:table-row>
        <table:table-row table:style-name="ro2">
          <table:table-cell office:value-type="string">
            <text:p>1999-12-20</text:p>
          </table:table-cell>
          <table:table-cell office:value-type="string">
            <text:p>Monday</text:p>
          </table:table-cell>
          <table:table-cell table:style-name="ce2" table:formula="of:=CONCATENATE(TEXT([.A60];&quot;yyyy-MM-dd&quot;); &quot;   &quot;; LEFT([.B60];3))" office:value-type="string" office:string-value="1999-12-20   Mon">
            <text:p>1999-12-20 <text:s text:c="2"/>Mon</text:p>
          </table:table-cell>
          <table:table-cell office:value-type="float" office:value="1665">
            <text:p>1665</text:p>
          </table:table-cell>
          <table:table-cell table:number-columns-repeated="2"/>
        </table:table-row>
        <table:table-row table:style-name="ro2">
          <table:table-cell office:value-type="string">
            <text:p>1999-12-21</text:p>
          </table:table-cell>
          <table:table-cell office:value-type="string">
            <text:p>Tuesday</text:p>
          </table:table-cell>
          <table:table-cell table:style-name="ce2" table:formula="of:=CONCATENATE(TEXT([.A61];&quot;yyyy-MM-dd&quot;); &quot;   &quot;; LEFT([.B61];3))" office:value-type="string" office:string-value="1999-12-21   Tue">
            <text:p>1999-12-21 <text:s text:c="2"/>Tue</text:p>
          </table:table-cell>
          <table:table-cell office:value-type="float" office:value="1736">
            <text:p>1736</text:p>
          </table:table-cell>
          <table:table-cell table:number-columns-repeated="2"/>
        </table:table-row>
        <table:table-row table:style-name="ro2">
          <table:table-cell office:value-type="string">
            <text:p>1999-12-22</text:p>
          </table:table-cell>
          <table:table-cell office:value-type="string">
            <text:p>Wednesday</text:p>
          </table:table-cell>
          <table:table-cell table:style-name="ce2" table:formula="of:=CONCATENATE(TEXT([.A62];&quot;yyyy-MM-dd&quot;); &quot;   &quot;; LEFT([.B62];3))" office:value-type="string" office:string-value="1999-12-22   Wed">
            <text:p>1999-12-22 <text:s text:c="2"/>Wed</text:p>
          </table:table-cell>
          <table:table-cell office:value-type="float" office:value="1623">
            <text:p>1623</text:p>
          </table:table-cell>
          <table:table-cell table:number-columns-repeated="2"/>
        </table:table-row>
        <table:table-row table:style-name="ro2">
          <table:table-cell office:value-type="string">
            <text:p>1999-12-23</text:p>
          </table:table-cell>
          <table:table-cell office:value-type="string">
            <text:p>Thursday</text:p>
          </table:table-cell>
          <table:table-cell table:style-name="ce2" table:formula="of:=CONCATENATE(TEXT([.A63];&quot;yyyy-MM-dd&quot;); &quot;   &quot;; LEFT([.B63];3))" office:value-type="string" office:string-value="1999-12-23   Thu">
            <text:p>1999-12-23 <text:s text:c="2"/>Thu</text:p>
          </table:table-cell>
          <table:table-cell office:value-type="float" office:value="1611">
            <text:p>1611</text:p>
          </table:table-cell>
          <table:table-cell table:number-columns-repeated="2"/>
        </table:table-row>
        <table:table-row table:style-name="ro2">
          <table:table-cell office:value-type="string">
            <text:p>1999-12-24</text:p>
          </table:table-cell>
          <table:table-cell office:value-type="string">
            <text:p>Friday</text:p>
          </table:table-cell>
          <table:table-cell table:style-name="ce2" table:formula="of:=CONCATENATE(TEXT([.A64];&quot;yyyy-MM-dd&quot;); &quot;   &quot;; LEFT([.B64];3))" office:value-type="string" office:string-value="1999-12-24   Fri">
            <text:p>1999-12-24 <text:s text:c="2"/>Fri</text:p>
          </table:table-cell>
          <table:table-cell office:value-type="float" office:value="487">
            <text:p>487</text:p>
          </table:table-cell>
          <table:table-cell table:number-columns-repeated="2"/>
        </table:table-row>
        <table:table-row table:style-name="ro2">
          <table:table-cell office:value-type="string">
            <text:p>1999-12-25</text:p>
          </table:table-cell>
          <table:table-cell office:value-type="string">
            <text:p>Saturday</text:p>
          </table:table-cell>
          <table:table-cell table:style-name="ce2" table:formula="of:=CONCATENATE(TEXT([.A65];&quot;yyyy-MM-dd&quot;); &quot;   &quot;; LEFT([.B65];3))" office:value-type="string" office:string-value="1999-12-25   Sat">
            <text:p>1999-12-25 <text:s text:c="2"/>Sat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1999-12-26</text:p>
          </table:table-cell>
          <table:table-cell office:value-type="string">
            <text:p>Sunday</text:p>
          </table:table-cell>
          <table:table-cell table:style-name="ce2" table:formula="of:=CONCATENATE(TEXT([.A66];&quot;yyyy-MM-dd&quot;); &quot;   &quot;; LEFT([.B66];3))" office:value-type="string" office:string-value="1999-12-26   Sun">
            <text:p>1999-12-26 <text:s text:c="2"/>Sun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2">
          <table:table-cell office:value-type="string">
            <text:p>1999-12-27</text:p>
          </table:table-cell>
          <table:table-cell office:value-type="string">
            <text:p>Monday</text:p>
          </table:table-cell>
          <table:table-cell table:style-name="ce2" table:formula="of:=CONCATENATE(TEXT([.A67];&quot;yyyy-MM-dd&quot;); &quot;   &quot;; LEFT([.B67];3))" office:value-type="string" office:string-value="1999-12-27   Mon">
            <text:p>1999-12-27 <text:s text:c="2"/>Mon</text:p>
          </table:table-cell>
          <table:table-cell office:value-type="float" office:value="1883">
            <text:p>1883</text:p>
          </table:table-cell>
          <table:table-cell table:number-columns-repeated="2"/>
        </table:table-row>
        <table:table-row table:style-name="ro2">
          <table:table-cell office:value-type="string">
            <text:p>1999-12-28</text:p>
          </table:table-cell>
          <table:table-cell office:value-type="string">
            <text:p>Tuesday</text:p>
          </table:table-cell>
          <table:table-cell table:style-name="ce2" table:formula="of:=CONCATENATE(TEXT([.A68];&quot;yyyy-MM-dd&quot;); &quot;   &quot;; LEFT([.B68];3))" office:value-type="string" office:string-value="1999-12-28   Tue">
            <text:p>1999-12-28 <text:s text:c="2"/>Tue</text:p>
          </table:table-cell>
          <table:table-cell office:value-type="float" office:value="1768">
            <text:p>1768</text:p>
          </table:table-cell>
          <table:table-cell table:number-columns-repeated="2"/>
        </table:table-row>
        <table:table-row table:style-name="ro2">
          <table:table-cell office:value-type="string">
            <text:p>1999-12-29</text:p>
          </table:table-cell>
          <table:table-cell office:value-type="string">
            <text:p>Wednesday</text:p>
          </table:table-cell>
          <table:table-cell table:style-name="ce2" table:formula="of:=CONCATENATE(TEXT([.A69];&quot;yyyy-MM-dd&quot;); &quot;   &quot;; LEFT([.B69];3))" office:value-type="string" office:string-value="1999-12-29   Wed">
            <text:p>1999-12-29 <text:s text:c="2"/>Wed</text:p>
          </table:table-cell>
          <table:table-cell office:value-type="float" office:value="1820">
            <text:p>1820</text:p>
          </table:table-cell>
          <table:table-cell table:number-columns-repeated="2"/>
        </table:table-row>
        <table:table-row table:style-name="ro2">
          <table:table-cell office:value-type="string">
            <text:p>1999-12-30</text:p>
          </table:table-cell>
          <table:table-cell office:value-type="string">
            <text:p>Thursday</text:p>
          </table:table-cell>
          <table:table-cell table:style-name="ce2" table:formula="of:=CONCATENATE(TEXT([.A70];&quot;yyyy-MM-dd&quot;); &quot;   &quot;; LEFT([.B70];3))" office:value-type="string" office:string-value="1999-12-30   Thu">
            <text:p>1999-12-30 <text:s text:c="2"/>Thu</text:p>
          </table:table-cell>
          <table:table-cell office:value-type="float" office:value="2201">
            <text:p>2201</text:p>
          </table:table-cell>
          <table:table-cell table:number-columns-repeated="2"/>
        </table:table-row>
        <table:table-row table:style-name="ro2">
          <table:table-cell office:value-type="string">
            <text:p>1999-12-31</text:p>
          </table:table-cell>
          <table:table-cell office:value-type="string">
            <text:p>Friday</text:p>
          </table:table-cell>
          <table:table-cell table:style-name="ce2" table:formula="of:=CONCATENATE(TEXT([.A71];&quot;yyyy-MM-dd&quot;); &quot;   &quot;; LEFT([.B71];3))" office:value-type="string" office:string-value="1999-12-31   Fri">
            <text:p>1999-12-31 <text:s text:c="2"/>Fri</text:p>
          </table:table-cell>
          <table:table-cell office:value-type="float" office:value="477">
            <text:p>47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2/07/2016</text:date>, <text:time>19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O</meta:initial-creator>
    <meta:creation-date>2016-02-07T13:02:52.45</meta:creation-date>
    <dc:date>2016-02-07T19:28:39.77</dc:date>
    <dc:creator>Steve O</dc:creator>
    <meta:editing-duration>PT6H10M15S</meta:editing-duration>
    <meta:editing-cycles>3</meta:editing-cycles>
    <meta:generator>OpenOffice/4.1.2$Win32 OpenOffice.org_project/412m3$Build-9782</meta:generator>
    <meta:document-statistic meta:table-count="3" meta:cell-count="2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5" style:rotation-angle="90"/>
      <style:graphic-properties svg:stroke-color="#b3b3b3"/>
      <style:text-properties fo:font-family="'Courier New'" style:font-style-name="Regular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24cm" svg:height="14.932cm" xlink:href=".." xlink:type="simple" chart:class="chart:bar" chart:style-name="ch1">
        <chart:title svg:x="6.983cm" svg:y="0.434cm" chart:style-name="ch2">
          <text:p>Call Volume by Day for January</text:p>
        </chart:title>
        <chart:legend chart:legend-position="end" svg:x="18.008cm" svg:y="7.154cm" style:legend-expansion="high" chart:style-name="ch3"/>
        <chart:plot-area chart:style-name="ch4" table:cell-range-address="Sheet1.B1:Sheet1.B1 Sheet1.C2:Sheet1.D32 Sheet1.D1:Sheet1.D1" chart:data-source-has-labels="both" svg:x="0.856cm" svg:y="2.107cm" svg:width="16.34cm" svg:height="12.107cm">
          <chartooo:coordinate-region svg:x="1.848cm" svg:y="2.319cm" svg:width="15.348cm" svg:height="8.85cm"/>
          <chart:axis chart:dimension="x" chart:name="primary-x" chart:style-name="ch5" chartooo:axis-type="date">
            <chartooo:date-scale/>
            <chart:categories table:cell-range-address="Sheet1.C2:Sheet1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32" chart:label-cell-address="Sheet1.D1:Sheet1.D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cal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9-01-01 Fri</text:p>
                <draw:g>
                  <svg:desc>Sheet1.C2:Sheet1.C32</svg:desc>
                </draw:g>
              </table:table-cell>
              <table:table-cell office:value-type="float" office:value="600">
                <text:p>600</text:p>
                <draw:g>
                  <svg:desc>Sheet1.D2:Sheet1.D32</svg:desc>
                </draw:g>
              </table:table-cell>
            </table:table-row>
            <table:table-row>
              <table:table-cell office:value-type="string">
                <text:p>1999-01-02 Sat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99-01-03 Sun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1999-01-04 Mon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999-01-05 Tue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1999-01-06 Wed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999-01-07 Thu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1999-01-08 Fri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999-01-09 Sat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99-01-10 Sun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999-01-11 M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1-12 T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1-13 Wed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999-01-14 Thu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999-01-15 Fri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99-01-16 Sat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99-01-17 Sun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999-01-18 Mon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999-01-19 Tue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999-01-20 Wed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999-01-21 Thu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999-01-22 Fri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999-01-23 Sat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99-01-24 Sun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999-01-25 Mon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999-01-26 Tue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999-01-27 Wed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999-01-28 Thu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999-01-29 Fri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999-01-30 Sat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99-01-31 Sun</text:p>
              </table:table-cell>
              <table:table-cell office:value-type="float" office:value="1236">
                <text:p>1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family="'Courier New'" style:font-style-name="Regular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11cm" svg:height="14.028cm" xlink:href=".." xlink:type="simple" chart:class="chart:bar" chart:style-name="ch1">
        <chart:title svg:x="6.464cm" svg:y="0.416cm" chart:style-name="ch2">
          <text:p>Call Volume by Day for December</text:p>
        </chart:title>
        <chart:legend chart:legend-position="end" svg:x="17.395cm" svg:y="6.702cm" style:legend-expansion="high" chart:style-name="ch3"/>
        <chart:plot-area chart:style-name="ch4" table:cell-range-address="Sheet1.C40:Sheet1.D71" chart:data-source-has-labels="both" svg:x="0.844cm" svg:y="2.035cm" svg:width="15.763cm" svg:height="11.293cm">
          <chartooo:coordinate-region svg:x="1.836cm" svg:y="2.247cm" svg:width="14.771cm" svg:height="7.444cm"/>
          <chart:axis chart:dimension="x" chart:name="primary-x" chart:style-name="ch5" chartooo:axis-type="auto">
            <chartooo:date-scale/>
            <chart:categories table:cell-range-address="Sheet1.C41:Sheet1.C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1:Sheet1.D71" chart:label-cell-address="Sheet1.D40:Sheet1.D40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calls</text:p>
                <draw:g>
                  <svg:desc>Sheet1.D40:Sheet1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9-12-01   Wed</text:p>
                <draw:g>
                  <svg:desc>Sheet1.C41:Sheet1.C71</svg:desc>
                </draw:g>
              </table:table-cell>
              <table:table-cell office:value-type="float" office:value="1944">
                <text:p>1944</text:p>
                <draw:g>
                  <svg:desc>Sheet1.D41:Sheet1.D71</svg:desc>
                </draw:g>
              </table:table-cell>
            </table:table-row>
            <table:table-row>
              <table:table-cell office:value-type="string">
                <text:p>1999-12-02   Thu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999-12-03   Fri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999-12-04   Sat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99-12-05   Sun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999-12-06   Mon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1999-12-07   Tue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999-12-08   Wed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999-12-09   Thu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999-12-10   Fri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999-12-11   Sat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999-12-12   Sun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999-12-13   Mon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999-12-14   Tue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99-12-15   Wed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1999-12-16   Thu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999-12-17   Fri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999-12-18   Sat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99-12-19   Sun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999-12-20   Mon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1999-12-21   Tue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1999-12-22   Wed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999-12-23   Thu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999-12-24   Fri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999-12-25   Sat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999-12-26   Sun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999-12-27   Mon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999-12-28   Tue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999-12-29   Wed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999-12-30   Thu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999-12-31   Fri</text:p>
              </table:table-cell>
              <table:table-cell office:value-type="float" office:value="477">
                <text:p>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